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98in" fo:break-before="auto" style:use-optimal-row-height="true"/>
    </style:style>
    <style:style style:name="ro1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29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0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47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3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3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3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2" table:formula="of:=[.L18]+4160" office:value-type="float" office:value="7101.81722689076" calcext:value-type="float">
            <text:p>7101.8172268908</text:p>
          </table:table-cell>
          <table:table-cell table:style-name="ce3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3" table:formula="of:=SUM([.H76])" office:value-type="float" office:value="1550.57692307692" calcext:value-type="float">
            <text:p>1550.5769230769</text:p>
          </table:table-cell>
          <table:table-cell table:style-name="ce3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4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4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4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4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3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3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3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3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3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3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3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3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3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3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3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3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3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3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3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3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3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3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3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3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3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3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3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3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3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2];[.H43];[.H65];[.H88])" office:value-type="float" office:value="105480" calcext:value-type="float">
            <text:p>105480</text:p>
          </table:table-cell>
          <table:table-cell table:formula="of:=SUM([.K3];[.K2];[.K6];[.K22])" office:value-type="float" office:value="58800" calcext:value-type="float">
            <text:p>58800</text:p>
          </table:table-cell>
          <table:table-cell/>
          <table:table-cell office:value-type="string" calcext:value-type="string">
            <text:p>gena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400)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6400" calcext:value-type="float">
            <text:p>6400</text:p>
          </table:table-cell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 table:number-columns-repeated="5"/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9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1200)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9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9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9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9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)" office:value-type="float" office:value="387.5" calcext:value-type="float">
            <text:p>38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/>
          <table:table-cell table:formula="of:=SUM([.G45];[.G67])" office:value-type="float" office:value="53600" calcext:value-type="float">
            <text:p>536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9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780" calcext:value-type="float">
            <text:p>29780</text:p>
          </table:table-cell>
          <table:table-cell table:style-name="Default"/>
          <table:table-cell table:number-columns-repeated="7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/>
          <table:table-cell table:style-name="ce17" table:formula="of:=SUM([.B67:.F67])" office:value-type="float" office:value="24300" calcext:value-type="float">
            <text:p>24300</text:p>
          </table:table-cell>
          <table:table-cell table:style-name="ce23" table:formula="of:=SUM([.B88:.F88])" office:value-type="float" office:value="1770.32967032967" calcext:value-type="float">
            <text:p>1770.329670329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9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1770.32967032967" calcext:value-type="float">
            <text:p>1770.3296703297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1770.32967032967" calcext:value-type="float">
            <text:p>1770.32967032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17"/>
          <table:table-cell table:style-name="ce18" table:formula="of:=SUM([.B88:.F88])" office:value-type="float" office:value="1770.32967032967" calcext:value-type="float">
            <text:p>1770.3296703297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E88])" office:value-type="float" office:value="1770.32967032967" calcext:value-type="float">
            <text:p>1770.3296703297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4">
          <table:table-cell/>
          <table:table-cell table:number-columns-repeated="4" office:value-type="string" calcext:value-type="string">
            <text:p>- Sargis</text:p>
          </table:table-cell>
          <table:table-cell/>
          <table:table-cell table:style-name="ce17"/>
          <table:table-cell table:style-name="ce18" table:formula="of:=SUM([.B88];[.C88];[.F88])" office:value-type="float" office:value="948.901098901099" calcext:value-type="float">
            <text:p>948.901098901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Gayane</text:p>
          </table:table-cell>
          <table:table-cell table:number-columns-repeated="4"/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/>
          <table:table-cell/>
          <table:table-cell table:style-name="ce18" table:formula="of:=SUM([.B88:.F88])" office:value-type="float" office:value="1770.32967032967" calcext:value-type="float">
            <text:p>1770.32967032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/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4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400" calcext:value-type="float">
            <text:p>400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2"/>
          <table:table-cell table:number-columns-repeated="2" office:value-type="string" calcext:value-type="string">
            <text:p>-Gena</text:p>
          </table:table-cell>
          <table:table-cell table:number-columns-repeated="3"/>
          <table:table-cell table:formula="of:=SUM([.B88:.E88])" office:value-type="float" office:value="1770.32967032967" calcext:value-type="float">
            <text:p>1770.3296703297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4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E88])" office:value-type="float" office:value="1770.32967032967" calcext:value-type="float">
            <text:p>1770.32967032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1770.32967032967" calcext:value-type="float">
            <text:p>1770.32967032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32967032967" calcext:value-type="float">
            <text:p>1770.329670329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1770.32967032967" calcext:value-type="float">
            <text:p>1770.32967032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88];[.D88])" office:value-type="float" office:value="885.714285714286" calcext:value-type="float">
            <text:p>885.7142857143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88])" office:value-type="float" office:value="421.428571428571" calcext:value-type="float">
            <text:p>421.4285714286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0" office:value-type="float" office:value="0" calcext:value-type="float">
            <text:p>0</text:p>
          </table:table-cell>
          <table:table-cell/>
          <table:table-cell table:style-name="ce17" table:formula="of:=SUM([.H67:.H87])" office:value-type="float" office:value="24300" calcext:value-type="float">
            <text:p>24300</text:p>
          </table:table-cell>
          <table:table-cell table:style-name="Default"/>
          <table:table-cell table:number-columns-repeated="7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 style:data-style-name="N2" text:time-value="09:24:56.181887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26T10:31:22.172938796</dc:date>
    <meta:editing-duration>P2DT14H54M41S</meta:editing-duration>
    <meta:editing-cycles>1246</meta:editing-cycles>
    <meta:generator>LibreOffice/4.2.8.2$Linux_X86_64 LibreOffice_project/420m0$Build-2</meta:generator>
    <meta:document-statistic meta:table-count="9" meta:cell-count="2896" meta:object-count="0"/>
  </office:meta>
</office:document-meta>
</file>